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iektóre fiki są znane bardziej, a inne mniej. Dzisiaj zrecenzuję opowiadanie zdecydowanie należące do tej pierwszej kategorii. „Trzy Strony Medalu”, bo to o nich mowa, urosły już niemal do rangi legendy. To, co ocenię, to według słów autora, czyli Pillstera, wersja poprawiona; dlatego jakby ktoś był mocno zdziwiony moimi słowami, to tu szukałabym najbardziej prawdopodobnej przyczyny tego, iż mówimy o w gruncie rzeczy dwóch innych tekstach.</text:p>
      <text:p text:style-name="P1"/>
      <text:p text:style-name="P1">Jakim typem opowiadania są „Trzy Strony Medalu”? To przygodowe fantasy z dużą ilością elementów slice of life, więc jeśli to jest właśnie to, czego szukacie, to śmiem twierdzić, iż ten fanfik pasuje do tego doskonale. Szczególnie jeśli lubicie też intrygi i nieco mroczniejszy klimat. Oczywiście ta historia ma swoje wady i to całkiem sporo, niemniej jednak całość plasuje się na poziomie bardzo dobrym.</text:p>
      <text:p text:style-name="P1"/>
      <text:p text:style-name="P1">Fabuła opowiada o przygodach Flash, młodej klaczy jednorożca, której rodzice wymarzyli sobie, że ich córka zostanie alchemikiem, odziedziczy po nich warsztat, wyjdzie za mąż i spłodzi stado źrebaczków. Bohaterkę nudzi i mierzi jej spokojny żywot, szczególnie że warzenie mikstur zdecydowanie nie jest ani jej pasją, ani talentem. Aby zaoszczędzić sobie roboty oraz urozmaicić czas, regularnie kradnie mikstury i receptury swojemu mistrzowi. Generalnie kobyła lubi bawić się w drobną złodziejkę. W pewnym momencie niebieska klacz próbuje okraść ogiera, który okazuje się należeć do służb specjalnych. Dostaje od niego zlecenie, które jest o tyle pozbawione sensu, że wykonanie go to tylko formalność. W każdym razie – dostaje propozycję dołączenia do wywiadu, na co przystaje. Oznacza to, że formalnie staje się martwa dla świata. Wkrótce dostaje misję od samej Księżniczki Celestii… Więcej nie zdradzę, ale szykujcie na bardzo rozbudowaną fabułę, na którą Pillster bez wątpienia miał masę pomysłów. Jest ona naprawdę ciekawa i wciągająca, ale paradoksalnie zawiera masę dziur, jak chociażby metody wcielania kucy do wywiadu, które nie mają sensu, więc nie należy się go nawet doszukiwać. Jeśli jednak przymkniemy oczy na parę wpadek, to nawet nie zauważymy, że coś tu nie gra.</text:p>
      <text:p text:style-name="P1"/>
      <text:p text:style-name="P2">Najmocniejszą stroną opowiadania są zdecydowanie opisy. Rozbudowane, ale nie przesadnie rozwlekłe. Jednak tu zaznaczę, że zdania są podzielone i wiem, że dla niektórych „Trzy Strony Medalu” pod tym względem mogą przywodzić na myśl niesławne „Nad Niemnem”. Działają na wyobraźnię i widać, że ktoś się tutaj mocno postarał. Mogę szczerze stwierdzić, że to jedne z najlepszych opisów, jakie miałam przyjemność oglądać w polskiej fanfikcji, a klimat, który budują jest naprawdę przyjemny.</text:p>
      <text:p text:style-name="P2">Jeśli chodzi o kreację postaci, to generalnie jest bardzo dobrze, ale też nie do końca. Zdecydowanie wybija się Flash, choć muszę przyznać, że to nie jest typ bohatera, którego każdy polubi. Ja osobiście nie zapałałam do niej sympatią, jednak doceniam sposób, w jaki została przedstawiona, ponieważ Pillster zrobił to znakomicie. Inne OCki też stoją na wysokim poziomie, za to jeśli chodzi o bohaterów kanonicznych to jest różnie. W fanfiku występuje Tyranestia i moim zdaniem jest w niej aż za dużo fałszu i bezsensownego okrucieństwa. Również Twilight ma za dużo negatywnych cech. Ogólnie – Mane 6 nie powala, choć trzeba przyznać, że jest kanoniczne i tak jak w serialu, i w fanfiku brakuje im często inteligencji. Za to sprawa z CMC albo Luną ma się już zupełnie inaczej, te klacze wyszły wybornie. Przebiegła i sprytna Księżniczka Nocy wyszła zdecydowanie na plus.</text:p>
      <text:p text:style-name="P2"><text:soft-page-break/>Dialogi z jednej strony wypadają dobrze, a z drugiej źle. Brzmią naturalnie i nie są nudne, problem <text:s/>leży w zapisie. Autor często się myli i stosuje coś, co określiłabym jako hybrydę angielskiego zapisu dialogowego z polskim. Nie występuje to wszędzie, jednak pojawia się wielokrotnie i jest to zdecydowany minus, choć nie umniejsza on przyjemności płynącej z lektury w jakimś znaczniejszym stopniu.</text:p>
      <text:p text:style-name="P2">Niestety strona techniczna wypada stosunkowo słabo – brak półpauz w dialogach, liczne błędy i literówki. Czasami przesadnie zbite fragmenty tekstu. No i pewna bardzo zła rzecz: listy oraz mroczne napisy na ścianach pisane są inną czcionką niż reszta tekstu. W zasadzie nie byłoby w tym nic złego, ale mowa o Comic Sansie, co niestety prezentuje się dość niepoważnie i niszczy klimat opowiadania.</text:p>
      <text:p text:style-name="P2">„Trzy Strony Medalu” są zdecydowanie fanfikiem z ogromnym potencjałem, ponieważ autor wykazał się niezłą pomysłowością, choć wiele rozwiązań może zostać uznanych za mocno kontrowersyjne, a szczególnie te odnoszące się do przeszłości Equestrii bądź co do istoty alikornów. Mamy tutaj po prostu coś innego niż zwykle i muszę przyznać, że była to miła odmiana, bo w końcu coś mnie zaskoczyło. Na plus są też różne autorskie lokacje.</text:p>
      <text:p text:style-name="P2">Warto by też wspomnieć, iż to opowiadanie przypomina pod paroma względami grę komputerową. Chociażby na początku każdego rozdziału określane są cele misji, a na końcu przydzielane punkty doświadczenia i inne nagrody za ich wykonanie – o ile Flash podołała zadaniom. Pierwszym skojarzeniem jest oczywiście „Fallout: Equestria”, jednak zdecydowanie jest to mylące, ponieważ sama treść nie jest już tak mocno gropodobna, choć pewne skojarzenia się z różnych powodów się nasuwają. </text:p>
      <text:p text:style-name="P2">Czy poleciłabym „Trzy Strony Medalu”? Zdecydowanie tak, choć nie jest to fanfik, który spodoba się każdemu. Jednak pomimo swoich licznych wad, w swojej kategorii długich przygodówek fantasy znajduje się w czołówce. Przede wszystkim wyróżniają go pomysłowość autora, wciągająca fabuła, doskonałe opisy i świetny styl. Jest to dzieło nieukończone, ale powstało go już całkiem sporo, więc miłośnicy dłuższych lektur powinni czuć się usatysfakcjonowani.</text:p>
      <text:p text:style-name="P2"/>
      <text:p text:style-name="P2">Obrazki:</text:p>
      <text:p text:style-name="P2"><text:a xlink:type="simple" xlink:href="http://fc00.deviantart.net/fs71/f/2011/310/9/2/celestia_and_nightmare_moon_memory_by_faith_wolff-d4fb7xy.png" text:style-name="Internet_20_link" text:visited-style-name="Visited_20_Internet_20_Link">http</text:a><text:a xlink:type="simple" xlink:href="http://fc00.deviantart.net/fs71/f/2011/310/9/2/celestia_and_nightmare_moon_memory_by_faith_wolff-d4fb7xy.png" text:style-name="Internet_20_link" text:visited-style-name="Visited_20_Internet_20_Link">://</text:a><text:a xlink:type="simple" xlink:href="http://fc00.deviantart.net/fs71/f/2011/310/9/2/celestia_and_nightmare_moon_memory_by_faith_wolff-d4fb7xy.png" text:style-name="Internet_20_link" text:visited-style-name="Visited_20_Internet_20_Link">fc</text:a><text:a xlink:type="simple" xlink:href="http://fc00.deviantart.net/fs71/f/2011/310/9/2/celestia_and_nightmare_moon_memory_by_faith_wolff-d4fb7xy.png" text:style-name="Internet_20_link" text:visited-style-name="Visited_20_Internet_20_Link">00.</text:a><text:a xlink:type="simple" xlink:href="http://fc00.deviantart.net/fs71/f/2011/310/9/2/celestia_and_nightmare_moon_memory_by_faith_wolff-d4fb7xy.png" text:style-name="Internet_20_link" text:visited-style-name="Visited_20_Internet_20_Link">deviantart</text:a><text:a xlink:type="simple" xlink:href="http://fc00.deviantart.net/fs71/f/2011/310/9/2/celestia_and_nightmare_moon_memory_by_faith_wolff-d4fb7xy.png" text:style-name="Internet_20_link" text:visited-style-name="Visited_20_Internet_20_Link">.</text:a><text:a xlink:type="simple" xlink:href="http://fc00.deviantart.net/fs71/f/2011/310/9/2/celestia_and_nightmare_moon_memory_by_faith_wolff-d4fb7xy.png" text:style-name="Internet_20_link" text:visited-style-name="Visited_20_Internet_20_Link">net</text:a><text:a xlink:type="simple" xlink:href="http://fc00.deviantart.net/fs71/f/2011/310/9/2/celestia_and_nightmare_moon_memory_by_faith_wolff-d4fb7xy.png" text:style-name="Internet_20_link" text:visited-style-name="Visited_20_Internet_20_Link">/</text:a><text:a xlink:type="simple" xlink:href="http://fc00.deviantart.net/fs71/f/2011/310/9/2/celestia_and_nightmare_moon_memory_by_faith_wolff-d4fb7xy.png" text:style-name="Internet_20_link" text:visited-style-name="Visited_20_Internet_20_Link">fs</text:a><text:a xlink:type="simple" xlink:href="http://fc00.deviantart.net/fs71/f/2011/310/9/2/celestia_and_nightmare_moon_memory_by_faith_wolff-d4fb7xy.png" text:style-name="Internet_20_link" text:visited-style-name="Visited_20_Internet_20_Link">71/</text:a><text:a xlink:type="simple" xlink:href="http://fc00.deviantart.net/fs71/f/2011/310/9/2/celestia_and_nightmare_moon_memory_by_faith_wolff-d4fb7xy.png" text:style-name="Internet_20_link" text:visited-style-name="Visited_20_Internet_20_Link">f</text:a><text:a xlink:type="simple" xlink:href="http://fc00.deviantart.net/fs71/f/2011/310/9/2/celestia_and_nightmare_moon_memory_by_faith_wolff-d4fb7xy.png" text:style-name="Internet_20_link" text:visited-style-name="Visited_20_Internet_20_Link">/2011/310/9/2/</text:a><text:a xlink:type="simple" xlink:href="http://fc00.deviantart.net/fs71/f/2011/310/9/2/celestia_and_nightmare_moon_memory_by_faith_wolff-d4fb7xy.png" text:style-name="Internet_20_link" text:visited-style-name="Visited_20_Internet_20_Link">celestia</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and</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nightmare</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moon</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memory</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by</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faith</text:a><text:a xlink:type="simple" xlink:href="http://fc00.deviantart.net/fs71/f/2011/310/9/2/celestia_and_nightmare_moon_memory_by_faith_wolff-d4fb7xy.png" text:style-name="Internet_20_link" text:visited-style-name="Visited_20_Internet_20_Link">_</text:a><text:a xlink:type="simple" xlink:href="http://fc00.deviantart.net/fs71/f/2011/310/9/2/celestia_and_nightmare_moon_memory_by_faith_wolff-d4fb7xy.png" text:style-name="Internet_20_link" text:visited-style-name="Visited_20_Internet_20_Link">wolff</text:a><text:a xlink:type="simple" xlink:href="http://fc00.deviantart.net/fs71/f/2011/310/9/2/celestia_and_nightmare_moon_memory_by_faith_wolff-d4fb7xy.png" text:style-name="Internet_20_link" text:visited-style-name="Visited_20_Internet_20_Link">-</text:a><text:a xlink:type="simple" xlink:href="http://fc00.deviantart.net/fs71/f/2011/310/9/2/celestia_and_nightmare_moon_memory_by_faith_wolff-d4fb7xy.png" text:style-name="Internet_20_link" text:visited-style-name="Visited_20_Internet_20_Link">d</text:a><text:a xlink:type="simple" xlink:href="http://fc00.deviantart.net/fs71/f/2011/310/9/2/celestia_and_nightmare_moon_memory_by_faith_wolff-d4fb7xy.png" text:style-name="Internet_20_link" text:visited-style-name="Visited_20_Internet_20_Link">4</text:a><text:a xlink:type="simple" xlink:href="http://fc00.deviantart.net/fs71/f/2011/310/9/2/celestia_and_nightmare_moon_memory_by_faith_wolff-d4fb7xy.png" text:style-name="Internet_20_link" text:visited-style-name="Visited_20_Internet_20_Link">fb</text:a><text:a xlink:type="simple" xlink:href="http://fc00.deviantart.net/fs71/f/2011/310/9/2/celestia_and_nightmare_moon_memory_by_faith_wolff-d4fb7xy.png" text:style-name="Internet_20_link" text:visited-style-name="Visited_20_Internet_20_Link">7</text:a><text:a xlink:type="simple" xlink:href="http://fc00.deviantart.net/fs71/f/2011/310/9/2/celestia_and_nightmare_moon_memory_by_faith_wolff-d4fb7xy.png" text:style-name="Internet_20_link" text:visited-style-name="Visited_20_Internet_20_Link">xy</text:a><text:a xlink:type="simple" xlink:href="http://fc00.deviantart.net/fs71/f/2011/310/9/2/celestia_and_nightmare_moon_memory_by_faith_wolff-d4fb7xy.png" text:style-name="Internet_20_link" text:visited-style-name="Visited_20_Internet_20_Link">.</text:a><text:a xlink:type="simple" xlink:href="http://fc00.deviantart.net/fs71/f/2011/310/9/2/celestia_and_nightmare_moon_memory_by_faith_wolff-d4fb7xy.png" text:style-name="Internet_20_link" text:visited-style-name="Visited_20_Internet_20_Link">png</text:a></text:p>
      <text:p text:style-name="P2"><text:a xlink:type="simple" xlink:href="http://4.bp.blogspot.com/-iRQxYuVr1gI/TjSQnQZYnVI/AAAAAAAAJgQ/12kxIZgDp_Q/s1600/epic_battle_by_recycletiger-d425pu4.png" text:style-name="Internet_20_link" text:visited-style-name="Visited_20_Internet_20_Link">http</text:a><text:a xlink:type="simple" xlink:href="http://4.bp.blogspot.com/-iRQxYuVr1gI/TjSQnQZYnVI/AAAAAAAAJgQ/12kxIZgDp_Q/s1600/epic_battle_by_recycletiger-d425pu4.png" text:style-name="Internet_20_link" text:visited-style-name="Visited_20_Internet_20_Link">://4.</text:a><text:a xlink:type="simple" xlink:href="http://4.bp.blogspot.com/-iRQxYuVr1gI/TjSQnQZYnVI/AAAAAAAAJgQ/12kxIZgDp_Q/s1600/epic_battle_by_recycletiger-d425pu4.png" text:style-name="Internet_20_link" text:visited-style-name="Visited_20_Internet_20_Link">bp</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blogspot</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com</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iRQxYuVr</text:a><text:a xlink:type="simple" xlink:href="http://4.bp.blogspot.com/-iRQxYuVr1gI/TjSQnQZYnVI/AAAAAAAAJgQ/12kxIZgDp_Q/s1600/epic_battle_by_recycletiger-d425pu4.png" text:style-name="Internet_20_link" text:visited-style-name="Visited_20_Internet_20_Link">1</text:a><text:a xlink:type="simple" xlink:href="http://4.bp.blogspot.com/-iRQxYuVr1gI/TjSQnQZYnVI/AAAAAAAAJgQ/12kxIZgDp_Q/s1600/epic_battle_by_recycletiger-d425pu4.png" text:style-name="Internet_20_link" text:visited-style-name="Visited_20_Internet_20_Link">gI</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TjSQnQZYnVI</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AAAAAAAAJgQ</text:a><text:a xlink:type="simple" xlink:href="http://4.bp.blogspot.com/-iRQxYuVr1gI/TjSQnQZYnVI/AAAAAAAAJgQ/12kxIZgDp_Q/s1600/epic_battle_by_recycletiger-d425pu4.png" text:style-name="Internet_20_link" text:visited-style-name="Visited_20_Internet_20_Link">/12</text:a><text:a xlink:type="simple" xlink:href="http://4.bp.blogspot.com/-iRQxYuVr1gI/TjSQnQZYnVI/AAAAAAAAJgQ/12kxIZgDp_Q/s1600/epic_battle_by_recycletiger-d425pu4.png" text:style-name="Internet_20_link" text:visited-style-name="Visited_20_Internet_20_Link">kxIZgDp</text:a><text:a xlink:type="simple" xlink:href="http://4.bp.blogspot.com/-iRQxYuVr1gI/TjSQnQZYnVI/AAAAAAAAJgQ/12kxIZgDp_Q/s1600/epic_battle_by_recycletiger-d425pu4.png" text:style-name="Internet_20_link" text:visited-style-name="Visited_20_Internet_20_Link">_</text:a><text:a xlink:type="simple" xlink:href="http://4.bp.blogspot.com/-iRQxYuVr1gI/TjSQnQZYnVI/AAAAAAAAJgQ/12kxIZgDp_Q/s1600/epic_battle_by_recycletiger-d425pu4.png" text:style-name="Internet_20_link" text:visited-style-name="Visited_20_Internet_20_Link">Q</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s</text:a><text:a xlink:type="simple" xlink:href="http://4.bp.blogspot.com/-iRQxYuVr1gI/TjSQnQZYnVI/AAAAAAAAJgQ/12kxIZgDp_Q/s1600/epic_battle_by_recycletiger-d425pu4.png" text:style-name="Internet_20_link" text:visited-style-name="Visited_20_Internet_20_Link">1600/</text:a><text:a xlink:type="simple" xlink:href="http://4.bp.blogspot.com/-iRQxYuVr1gI/TjSQnQZYnVI/AAAAAAAAJgQ/12kxIZgDp_Q/s1600/epic_battle_by_recycletiger-d425pu4.png" text:style-name="Internet_20_link" text:visited-style-name="Visited_20_Internet_20_Link">epic</text:a><text:a xlink:type="simple" xlink:href="http://4.bp.blogspot.com/-iRQxYuVr1gI/TjSQnQZYnVI/AAAAAAAAJgQ/12kxIZgDp_Q/s1600/epic_battle_by_recycletiger-d425pu4.png" text:style-name="Internet_20_link" text:visited-style-name="Visited_20_Internet_20_Link">_</text:a><text:a xlink:type="simple" xlink:href="http://4.bp.blogspot.com/-iRQxYuVr1gI/TjSQnQZYnVI/AAAAAAAAJgQ/12kxIZgDp_Q/s1600/epic_battle_by_recycletiger-d425pu4.png" text:style-name="Internet_20_link" text:visited-style-name="Visited_20_Internet_20_Link">battle</text:a><text:a xlink:type="simple" xlink:href="http://4.bp.blogspot.com/-iRQxYuVr1gI/TjSQnQZYnVI/AAAAAAAAJgQ/12kxIZgDp_Q/s1600/epic_battle_by_recycletiger-d425pu4.png" text:style-name="Internet_20_link" text:visited-style-name="Visited_20_Internet_20_Link">_</text:a><text:a xlink:type="simple" xlink:href="http://4.bp.blogspot.com/-iRQxYuVr1gI/TjSQnQZYnVI/AAAAAAAAJgQ/12kxIZgDp_Q/s1600/epic_battle_by_recycletiger-d425pu4.png" text:style-name="Internet_20_link" text:visited-style-name="Visited_20_Internet_20_Link">by</text:a><text:a xlink:type="simple" xlink:href="http://4.bp.blogspot.com/-iRQxYuVr1gI/TjSQnQZYnVI/AAAAAAAAJgQ/12kxIZgDp_Q/s1600/epic_battle_by_recycletiger-d425pu4.png" text:style-name="Internet_20_link" text:visited-style-name="Visited_20_Internet_20_Link">_</text:a><text:a xlink:type="simple" xlink:href="http://4.bp.blogspot.com/-iRQxYuVr1gI/TjSQnQZYnVI/AAAAAAAAJgQ/12kxIZgDp_Q/s1600/epic_battle_by_recycletiger-d425pu4.png" text:style-name="Internet_20_link" text:visited-style-name="Visited_20_Internet_20_Link">recycletiger</text:a><text:a xlink:type="simple" xlink:href="http://4.bp.blogspot.com/-iRQxYuVr1gI/TjSQnQZYnVI/AAAAAAAAJgQ/12kxIZgDp_Q/s1600/epic_battle_by_recycletiger-d425pu4.png" text:style-name="Internet_20_link" text:visited-style-name="Visited_20_Internet_20_Link">-</text:a><text:a xlink:type="simple" xlink:href="http://4.bp.blogspot.com/-iRQxYuVr1gI/TjSQnQZYnVI/AAAAAAAAJgQ/12kxIZgDp_Q/s1600/epic_battle_by_recycletiger-d425pu4.png" text:style-name="Internet_20_link" text:visited-style-name="Visited_20_Internet_20_Link">d</text:a><text:a xlink:type="simple" xlink:href="http://4.bp.blogspot.com/-iRQxYuVr1gI/TjSQnQZYnVI/AAAAAAAAJgQ/12kxIZgDp_Q/s1600/epic_battle_by_recycletiger-d425pu4.png" text:style-name="Internet_20_link" text:visited-style-name="Visited_20_Internet_20_Link">425</text:a><text:a xlink:type="simple" xlink:href="http://4.bp.blogspot.com/-iRQxYuVr1gI/TjSQnQZYnVI/AAAAAAAAJgQ/12kxIZgDp_Q/s1600/epic_battle_by_recycletiger-d425pu4.png" text:style-name="Internet_20_link" text:visited-style-name="Visited_20_Internet_20_Link">pu</text:a><text:a xlink:type="simple" xlink:href="http://4.bp.blogspot.com/-iRQxYuVr1gI/TjSQnQZYnVI/AAAAAAAAJgQ/12kxIZgDp_Q/s1600/epic_battle_by_recycletiger-d425pu4.png" text:style-name="Internet_20_link" text:visited-style-name="Visited_20_Internet_20_Link">4.</text:a><text:a xlink:type="simple" xlink:href="http://4.bp.blogspot.com/-iRQxYuVr1gI/TjSQnQZYnVI/AAAAAAAAJgQ/12kxIZgDp_Q/s1600/epic_battle_by_recycletiger-d425pu4.png" text:style-name="Internet_20_link" text:visited-style-name="Visited_20_Internet_20_Link">png</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10T22:04:51.012000000</dc:date>
    <meta:editing-duration>PT10M57S</meta:editing-duration>
    <meta:document-statistic meta:table-count="0" meta:image-count="0" meta:object-count="0" meta:page-count="2" meta:paragraph-count="13" meta:word-count="848" meta:character-count="5860" meta:non-whitespace-character-count="5019"/>
  </office:meta>
</office:document-meta>
</file>